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5.307cm" fo:margin-left="-0.018cm" table:align="left" style:writing-mode="lr-tb"/>
    </style:style>
    <style:style style:name="Tableau2.A" style:family="table-column">
      <style:table-column-properties style:column-width="5.101cm"/>
    </style:style>
    <style:style style:name="Tableau2.B" style:family="table-column">
      <style:table-column-properties style:column-width="5.098cm"/>
    </style:style>
    <style:style style:name="Tableau2.C" style:family="table-column">
      <style:table-column-properties style:column-width="5.108cm"/>
    </style:style>
    <style:style style:name="Tableau2.1" style:family="table-row">
      <style:table-row-properties style:min-row-height="0.635cm" style:keep-together="true" fo:keep-together="auto"/>
    </style:style>
    <style:style style:name="Tableau2.A1" style:family="table-cell">
      <style:table-cell-properties fo:background-color="#d9d9d9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eau2.C1" style:family="table-cell">
      <style:table-cell-properties fo:background-color="#d9d9d9" fo:padding-left="0.018cm" fo:padding-right="0.018cm" fo:padding-top="0cm" fo:padding-bottom="0cm" fo:border="0.002cm solid #000001">
        <style:background-image/>
      </style:table-cell-properties>
    </style:style>
    <style:style style:name="Tableau2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eau2.C2" style:family="table-cell">
      <style:table-cell-properties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Tableau3" style:family="table">
      <style:table-properties style:width="15.307cm" fo:margin-left="-0.018cm" table:align="left" style:writing-mode="lr-tb"/>
    </style:style>
    <style:style style:name="Tableau3.A" style:family="table-column">
      <style:table-column-properties style:column-width="4.246cm"/>
    </style:style>
    <style:style style:name="Tableau3.B" style:family="table-column">
      <style:table-column-properties style:column-width="11.061cm"/>
    </style:style>
    <style:style style:name="Tableau3.1" style:family="table-row">
      <style:table-row-properties style:min-row-height="0.635cm" style:keep-together="true" fo:keep-together="auto"/>
    </style:style>
    <style:style style:name="Tableau3.A1" style:family="table-cell">
      <style:table-cell-properties fo:background-color="#d9d9d9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eau3.B1" style:family="table-cell">
      <style:table-cell-properties fo:background-color="#d9d9d9" fo:padding-left="0.018cm" fo:padding-right="0.018cm" fo:padding-top="0cm" fo:padding-bottom="0cm" fo:border="0.002cm solid #000001">
        <style:background-image/>
      </style:table-cell-properties>
    </style:style>
    <style:style style:name="Tableau3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eau3.B2" style:family="table-cell">
      <style:table-cell-properties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Tableau4" style:family="table">
      <style:table-properties style:width="15.307cm" fo:margin-left="-0.018cm" table:align="left" style:writing-mode="lr-tb"/>
    </style:style>
    <style:style style:name="Tableau4.A" style:family="table-column">
      <style:table-column-properties style:column-width="8.998cm"/>
    </style:style>
    <style:style style:name="Tableau4.B" style:family="table-column">
      <style:table-column-properties style:column-width="6.309cm"/>
    </style:style>
    <style:style style:name="Tableau4.1" style:family="table-row">
      <style:table-row-properties style:min-row-height="0.635cm" style:keep-together="true" fo:keep-together="auto"/>
    </style:style>
    <style:style style:name="Tableau4.A1" style:family="table-cell">
      <style:table-cell-properties fo:background-color="#d9d9d9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eau4.B1" style:family="table-cell">
      <style:table-cell-properties fo:background-color="#d9d9d9" fo:padding-left="0.018cm" fo:padding-right="0.018cm" fo:padding-top="0cm" fo:padding-bottom="0cm" fo:border="0.002cm solid #000001">
        <style:background-image/>
      </style:table-cell-properties>
    </style:style>
    <style:style style:name="Tableau4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eau4.B2" style:family="table-cell">
      <style:table-cell-properties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Tableau5" style:family="table">
      <style:table-properties style:width="15.307cm" fo:margin-left="-0.018cm" table:align="left" style:writing-mode="lr-tb"/>
    </style:style>
    <style:style style:name="Tableau5.A" style:family="table-column">
      <style:table-column-properties style:column-width="3.835cm"/>
    </style:style>
    <style:style style:name="Tableau5.B" style:family="table-column">
      <style:table-column-properties style:column-width="3.81cm"/>
    </style:style>
    <style:style style:name="Tableau5.C" style:family="table-column">
      <style:table-column-properties style:column-width="2.544cm"/>
    </style:style>
    <style:style style:name="Tableau5.D" style:family="table-column">
      <style:table-column-properties style:column-width="5.119cm"/>
    </style:style>
    <style:style style:name="Tableau5.1" style:family="table-row">
      <style:table-row-properties style:min-row-height="0.635cm" style:keep-together="true" fo:keep-together="auto"/>
    </style:style>
    <style:style style:name="Tableau5.A1" style:family="table-cell">
      <style:table-cell-properties fo:background-color="#d9d9d9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eau5.D1" style:family="table-cell">
      <style:table-cell-properties fo:background-color="#d9d9d9" fo:padding-left="0.018cm" fo:padding-right="0.018cm" fo:padding-top="0cm" fo:padding-bottom="0cm" fo:border="0.002cm solid #000001">
        <style:background-image/>
      </style:table-cell-properties>
    </style:style>
    <style:style style:name="Tableau5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eau5.D2" style:family="table-cell">
      <style:table-cell-properties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weight-complex="bold"/>
    </style:style>
    <style:style style:name="P3" style:family="paragraph" style:parent-style-name="Standard">
      <style:text-properties style:font-weight-complex="bold"/>
    </style:style>
    <style:style style:name="P4" style:family="paragraph" style:parent-style-name="Standard">
      <style:text-properties style:font-size-complex="22pt" style:font-weight-complex="bold"/>
    </style:style>
    <style:style style:name="P5" style:family="paragraph" style:parent-style-name="Standard">
      <style:text-properties style:font-name="Arial1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2" style:family="paragraph" style:parent-style-name="No_20_Spacing">
      <style:paragraph-properties fo:text-align="center" style:justify-single-word="false"/>
    </style:style>
    <style:style style:name="P13" style:family="paragraph" style:parent-style-name="Standard">
      <style:text-properties fo:font-style="italic" style:font-style-asian="italic" style:font-weight-complex="bold"/>
    </style:style>
    <style:style style:name="P14" style:family="paragraph" style:parent-style-name="Standard">
      <style:text-properties style:font-weight-complex="bold"/>
    </style:style>
    <style:style style:name="P15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16" style:family="paragraph" style:parent-style-name="Standard">
      <style:text-properties style:font-size-complex="22pt" style:font-weight-complex="bold"/>
    </style:style>
    <style:style style:name="P17" style:family="paragraph" style:parent-style-name="Standard">
      <style:paragraph-properties fo:text-align="center" style:justify-single-word="false" fo:orphans="2" fo:widows="2" fo:hyphenation-ladder-count="no-limit"/>
      <style:text-properties style:font-name="Arial1" style:letter-kerning="true" style:font-name-complex="Arial2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orphans="2" fo:widows="2" fo:hyphenation-ladder-count="no-limit"/>
      <style:text-properties style:font-name="Arial1" fo:language="en" fo:country="US" style:letter-kerning="true" style:font-name-complex="Arial2" style:language-complex="ar" style:country-complex="SA" fo:hyphenate="true" fo:hyphenation-remain-char-count="2" fo:hyphenation-push-char-count="2"/>
    </style:style>
    <style:style style:name="P19" style:family="paragraph" style:parent-style-name="Standard" style:list-style-name="WWNum5">
      <style:text-properties fo:font-weight="bold" style:font-weight-asian="bold" style:font-weight-complex="bold"/>
    </style:style>
    <style:style style:name="P20" style:family="paragraph" style:parent-style-name="Standard" style:list-style-name="WWNum7"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1.27cm" fo:margin-right="0cm" fo:text-indent="0cm" style:auto-text-indent="false">
        <style:tab-stops>
          <style:tab-stop style:position="11.351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Arial1" style:letter-kerning="true" style:font-name-complex="Arial2" style:language-complex="ar" style:country-complex="SA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28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29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Cambria" fo:font-size="22pt" style:font-size-asian="22pt" style:font-size-complex="22pt"/>
    </style:style>
    <style:style style:name="T2" style:family="text">
      <style:text-properties fo:font-style="italic" style:font-style-asian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">Objet :</text:span><text:span text:style-name="T2"> </text:span>Compte rendu de la première réunion avec le client de l’entreprise <text:span text:style-name="T4">SA LACIO</text:span></text:p>
      <text:p text:style-name="P2"><text:tab/></text:p>
      <text:p text:style-name="P2"/>
      <text:p text:style-name="P2"/>
      <text:p text:style-name="P2"/>
      <text:p text:style-name="P2">Auteur :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">Auteur</text:p>
          </table:table-cell>
          <table:table-cell table:style-name="Tableau2.A1" office:value-type="string">
            <text:p text:style-name="P3">Approbateur</text:p>
          </table:table-cell>
          <table:table-cell table:style-name="Tableau2.C1" office:value-type="string">
            <text:p text:style-name="P3">Validation</text:p>
          </table:table-cell>
        </table:table-row>
        <table:table-row table:style-name="Tableau2.1">
          <table:table-cell table:style-name="Tableau2.A2" office:value-type="string">
            <text:p text:style-name="P3">SAÏD Ahmed</text:p>
          </table:table-cell>
          <table:table-cell table:style-name="Tableau2.A2" office:value-type="string">
            <text:p text:style-name="P15">K. FELICIANNE </text:p>
            <text:p text:style-name="P7">E.PRUNET</text:p>
            <text:p text:style-name="P7">M. MAAREF </text:p>
            <text:p text:style-name="P7">S. HASSNAOUI </text:p>
            <text:p text:style-name="P15">R. FOUCOU</text:p>
          </table:table-cell>
          <table:table-cell table:style-name="Tableau2.C2" office:value-type="string">
            <text:p text:style-name="P3">E.PRUNET</text:p>
          </table:table-cell>
        </table:table-row>
        <table:table-row table:style-name="Tableau2.1">
          <table:table-cell table:style-name="Tableau2.A2" office:value-type="string">
            <text:p text:style-name="P3">Livré le : 17/10/2012</text:p>
          </table:table-cell>
          <table:table-cell table:style-name="Tableau2.A2" office:value-type="string">
            <text:p text:style-name="P3">Approuvé le : 17/10/2012</text:p>
          </table:table-cell>
          <table:table-cell table:style-name="Tableau2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Diffusion</text:p>
          </table:table-cell>
          <table:table-cell table:style-name="Tableau3.B1" office:value-type="string">
            <text:p text:style-name="P3"/>
          </table:table-cell>
        </table:table-row>
        <table:table-row table:style-name="Tableau3.1">
          <table:table-cell table:style-name="Tableau3.A2" office:value-type="string">
            <text:p text:style-name="P3">À : </text:p>
          </table:table-cell>
          <table:table-cell table:style-name="Tableau3.B2" office:value-type="string">
            <text:p text:style-name="P3">M. LACIO</text:p>
          </table:table-cell>
        </table:table-row>
        <table:table-row table:style-name="Tableau3.1">
          <table:table-cell table:style-name="Tableau3.A2" office:value-type="string">
            <text:p text:style-name="P3">Copie à :</text:p>
          </table:table-cell>
          <table:table-cell table:style-name="Tableau3.B2" office:value-type="string">
            <text:p text:style-name="P3">R.FOUCOU</text:p>
            <text:p text:style-name="P3">K. FELICIANNE</text:p>
            <text:p text:style-name="P3">M. MAAREF</text:p>
            <text:p text:style-name="P3">S. HASSNAOUI</text:p>
            <text:p text:style-name="P3">A.SAID</text:p>
            <text:p text:style-name="P3">E. PRUNET</text:p>
          </table:table-cell>
        </table:table-row>
      </table:table>
      <text:p text:style-name="P3"/>
      <text:p text:style-name="P2">Document de référence :</text:p>
      <text:p text:style-name="P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">Libellé</text:p>
          </table:table-cell>
          <table:table-cell table:style-name="Tableau4.B1" office:value-type="string">
            <text:p text:style-name="P3">Nom document</text:p>
          </table:table-cell>
        </table:table-row>
        <table:table-row table:style-name="Tableau4.1">
          <table:table-cell table:style-name="Tableau4.A2" office:value-type="string">
            <text:p text:style-name="Standard"><text:title/>Compte rendu réunion 1 <text:span text:style-name="T5">du 12/10/2012 version 1</text:span></text:p>
          </table:table-cell>
          <table:table-cell table:style-name="Tableau4.B2" office:value-type="string">
            <text:p text:style-name="Standard"><text:file-name text:display="name">Compte_rendue_1_v2</text:file-name>.<text:span text:style-name="T5">pdf</text:span></text:p>
          </table:table-cell>
        </table:table-row>
      </table:table>
      <text:p text:style-name="P2"/>
      <text:p text:style-name="P2">Historique :</text:p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4">N° version</text:p>
          </table:table-cell>
          <table:table-cell table:style-name="Tableau5.A1" office:value-type="string">
            <text:p text:style-name="P4">Auteur</text:p>
          </table:table-cell>
          <table:table-cell table:style-name="Tableau5.A1" office:value-type="string">
            <text:p text:style-name="P4">Date</text:p>
          </table:table-cell>
          <table:table-cell table:style-name="Tableau5.D1" office:value-type="string">
            <text:p text:style-name="P4">Historique des évolutions</text:p>
          </table:table-cell>
        </table:table-row>
        <table:table-row table:style-name="Tableau5.1">
          <table:table-cell table:style-name="Tableau5.A2" office:value-type="string">
            <text:p text:style-name="P4">1</text:p>
          </table:table-cell>
          <table:table-cell table:style-name="Tableau5.A2" office:value-type="string">
            <text:p text:style-name="P4">SAÏD Ahmed</text:p>
          </table:table-cell>
          <table:table-cell table:style-name="Tableau5.A2" office:value-type="string">
            <text:p text:style-name="P4">10/10/2012</text:p>
          </table:table-cell>
          <table:table-cell table:style-name="Tableau5.D2" office:value-type="string">
            <text:p text:style-name="P23">Création, Questions/Réponses</text:p>
          </table:table-cell>
        </table:table-row>
        <table:table-row table:style-name="Tableau5.1">
          <table:table-cell table:style-name="Tableau5.A2" office:value-type="string">
            <text:p text:style-name="P4">2</text:p>
          </table:table-cell>
          <table:table-cell table:style-name="Tableau5.A2" office:value-type="string">
            <text:p text:style-name="P4">SAÏD Ahmed</text:p>
          </table:table-cell>
          <table:table-cell table:style-name="Tableau5.A2" office:value-type="string">
            <text:p text:style-name="P4">17/10/2012</text:p>
          </table:table-cell>
          <table:table-cell table:style-name="Tableau5.D2" office:value-type="string">
            <text:p text:style-name="P4">Correction version 1</text:p>
          </table:table-cell>
        </table:table-row>
        <table:table-row table:style-name="Tableau5.1"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D2" office:value-type="string">
            <text:p text:style-name="P4"/>
          </table:table-cell>
        </table:table-row>
        <table:table-row table:style-name="Tableau5.1"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D2" office:value-type="string">
            <text:p text:style-name="P4"/>
          </table:table-cell>
        </table:table-row>
      </table:table>
      <text:p text:style-name="Standard"/>
      <text:p text:style-name="P5"/>
      <text:h text:style-name="P10" text:outline-level="1">Compte rendu réunion n°1 du 10 octobre 2012</text:h>
      <text:p text:style-name="Text_20_body"/>
      <text:h text:style-name="Heading_20_2" text:outline-level="2">Ordre du jour :</text:h>
      <text:p text:style-name="Text_20_body"><text:tab/>Analyse des besoins du client</text:p>
      <text:p text:style-name="Text_20_body"/>
      <text:p text:style-name="P24">Personnes présentes lors de la réunion :</text:p>
      <text:p text:style-name="Text_20_body"><text:tab/>Client : M. LACIO</text:p>
      <text:p text:style-name="Text_20_body"><text:tab/>Collaborateurs Société D : </text:p>
      <text:p text:style-name="P17">R.FOUCOU </text:p>
      <text:p text:style-name="P17">V. REVIDAT</text:p>
      <text:p text:style-name="P17">A.SAID</text:p>
      <text:p text:style-name="P18"><text:s/>K. FELICIANNE</text:p>
      <text:p text:style-name="P18">M. MAAREF</text:p>
      <text:p text:style-name="P18">S. HASSNAOUI</text:p>
      <text:p text:style-name="P25">E. PRUNET</text:p>
      <text:p text:style-name="Text_20_body"/>
      <text:p text:style-name="P6"/>
      <text:list xml:id="list1046695174" text:style-name="WWNum5">
        <text:list-item>
          <text:p text:style-name="P19">En quoi consiste le suivi les « balades » dans votre offre ?</text:p>
        </text:list-item>
      </text:list>
      <text:p text:style-name="P8">Réponse : ca consiste à connaitre le suivi des balades les plus réalisées, les ports les plus fréquentés ainsi que les durées des escales.</text:p>
      <text:p text:style-name="P22"><text:tab/></text:p>
      <text:p text:style-name="P8"/>
      <text:list xml:id="list2107407856" text:continue-numbering="true" text:style-name="WWNum5">
        <text:list-item>
          <text:p text:style-name="P19">Avez-vous des idées d’interface graphique ?</text:p>
        </text:list-item>
      </text:list>
      <text:p text:style-name="P8">Réponse : jolie, rapide avec une authentification faciale et vocale.</text:p>
      <text:p text:style-name="P8"/>
      <text:p text:style-name="P8"/>
      <text:list xml:id="list92276410" text:continue-numbering="true" text:style-name="WWNum5">
        <text:list-item>
          <text:p text:style-name="P19">Quels sont les données souhaitées dans la partie statistique ?</text:p>
        </text:list-item>
      </text:list>
      <text:p text:style-name="P8">Réponse : entre autre les clients, nombre de location par client, ports préférés et les plus visité, bateaux les plus loués.</text:p>
      <text:p text:style-name="P8"/>
      <text:p text:style-name="P8"/>
      <text:list xml:id="list240869998" text:continue-numbering="true" text:style-name="WWNum5">
        <text:list-item>
          <text:p text:style-name="P19">Comment est organisée la fidélisation ?</text:p>
        </text:list-item>
      </text:list>
      <text:p text:style-name="P8">Réponse : il y a des réductions sur le prix de la location de bateau pour les clients</text:p>
      <text:p text:style-name="P8">(-10%) pour chaque location.</text:p>
      <text:p text:style-name="P8"/>
      <text:p text:style-name="P6"/>
      <text:list xml:id="list855590638" text:continue-numbering="true" text:style-name="WWNum5">
        <text:list-item>
          <text:p text:style-name="P19">Le client est-il obligatoirement le conducteur du bateau ?</text:p>
        </text:list-item>
      </text:list>
      <text:p text:style-name="P8">Réponse : Oui</text:p>
      <text:p text:style-name="P8"/>
      <text:p text:style-name="P8"/>
      <text:list xml:id="list1181266421" text:continue-numbering="true" text:style-name="WWNum5">
        <text:list-item>
          <text:p text:style-name="P19">Quel est la différence entre les termes location et balade que vous utilisez ?</text:p>
        </text:list-item>
      </text:list>
      <text:p text:style-name="P8">Réponse : une balade c’est une liste de plusieurs ports qui forment des escales ; une location c’est le service que je propose.</text:p>
      <text:p text:style-name="P8"/>
      <text:p text:style-name="P8"/>
      <text:p text:style-name="P8"/>
      <text:p text:style-name="P8"><text:soft-page-break/></text:p>
      <text:p text:style-name="P8"/>
      <text:list xml:id="list1168496584" text:continue-numbering="true" text:style-name="WWNum5">
        <text:list-item>
          <text:p text:style-name="P19">Y a-t-il des balades sans client ?</text:p>
        </text:list-item>
      </text:list>
      <text:p text:style-name="P8">Réponse : Non !</text:p>
      <text:p text:style-name="P8"/>
      <text:list xml:id="list480177765" text:continue-numbering="true" text:style-name="WWNum5">
        <text:list-item>
          <text:p text:style-name="P19">Y a-t-il la possibilité de louer un Skipper ?</text:p>
        </text:list-item>
      </text:list>
      <text:p text:style-name="P8">Réponse : oui <text:s/>bien sûr. </text:p>
      <text:p text:style-name="P8"/>
      <text:p text:style-name="P8"/>
      <text:list xml:id="list922499430" text:continue-numbering="true" text:style-name="WWNum5">
        <text:list-item>
          <text:p text:style-name="P19">Qu’est-ce que un accompagnateur ?</text:p>
        </text:list-item>
      </text:list>
      <text:p text:style-name="P8">Réponse : un accompagnateur est un client qui embarque sans être le capitaine.</text:p>
      <text:p text:style-name="P8"/>
      <text:p text:style-name="P8"/>
      <text:list xml:id="list338508703" text:continue-numbering="true" text:style-name="WWNum5">
        <text:list-item>
          <text:p text:style-name="P19">Y a-t-il plusieurs utilisateurs du logiciel de gestion de réservation ?</text:p>
        </text:list-item>
      </text:list>
      <text:p text:style-name="P8">Réponse : oui : </text:p>
      <text:list xml:id="list1402916473" text:style-name="WWNum7">
        <text:list-item>
          <text:p text:style-name="P20">Moi en tant que gérant, où j’aurais une visibilité totale et une gestion des réservations et des données moteur (temps d’utilisation, type moteur…)</text:p>
        </text:list-item>
        <text:list-item>
          <text:p text:style-name="P20">2 employées qui devront avoir une gestion des réservations.</text:p>
        </text:list-item>
        <text:list-item>
          <text:p text:style-name="P20">3 mécaniciens qui devront rentrer les données tels que les temps d’utilisation moteur pour une meilleure coordination et une efficacité niveau entretient matériels.</text:p>
        </text:list-item>
      </text:list>
      <text:p text:style-name="P8"/>
      <text:p text:style-name="P8"><text:s/></text:p>
      <text:list xml:id="list1078475423" text:continue-list="list338508703" text:style-name="WWNum5">
        <text:list-item>
          <text:p text:style-name="P19">Tous les bateaux nécessitent – il un permis pour la location ?</text:p>
        </text:list-item>
      </text:list>
      <text:p text:style-name="P8">Réponse : Non, cela dépend de la puissance du moteur. Pas de permis si la puissance est inférieure à 12cm3. Pour information, tous les bateau à voile que j'ai pour la location ont tous un moteur pour les entrées et sorties des ports.</text:p>
      <text:p text:style-name="P9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Liberation Serif" style:font-name-asian="DejaVu Sans" style:font-name-complex="FreeSan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weight="bold" style:font-weight-asian="bold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language-asian="fr" style:country-asian="FR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itre_20_1_20_Car" style:display-name="Titre 1 Car" style:family="text" style:parent-style-name="Default_20_Paragraph_20_Font">
      <style:text-properties style:font-name="Arial1" fo:font-size="14pt" fo:font-weight="bold" style:font-name-asian="Microsoft YaHei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style:font-name="Arial1" fo:font-size="14pt" fo:font-style="italic" fo:font-weight="bold" style:font-name-asian="Microsoft YaHei" style:font-size-asian="14pt" style:font-style-asian="italic" style:font-weight-asian="bold" style:font-size-complex="14pt" style:font-style-complex="italic" style:font-weight-complex="bold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mbria" fo:font-size="22pt" style:font-size-asian="22pt" style:font-size-complex="22pt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Header">Livraison<text:span text:style-name="MT1"> </text:span>:<text:span text:style-name="MT1"> </text:span><text:title/> du 10/10/12 - Version 2</text:p>
      </style:header>
      <style:footer>
        <text:p text:style-name="MP1"><text:page-number text:select-page="current">3</text:page-number>/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ÏD</meta:initial-creator>
    <meta:editing-cycles>8</meta:editing-cycles>
    <meta:creation-date>2012-10-17T13:23:00</meta:creation-date>
    <dc:date>2012-10-17T20:44:24</dc:date>
    <meta:editing-duration>PT2M6S</meta:editing-duration>
    <meta:generator>LibreOffice/3.3$Unix LibreOffice_project/330m19$Build-401</meta:generator>
    <dc:creator>Foucou Romain</dc:creator>
    <meta:document-statistic meta:table-count="4" meta:image-count="0" meta:object-count="0" meta:page-count="3" meta:paragraph-count="87" meta:word-count="493" meta:character-count="28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ase_des_doc" xlink:href=""/>
  </office:meta>
</office:document-meta>
</file>